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080000000853F6C41F1673997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85c00" draw:opacity="100%" draw:textarea-horizontal-align="justify" draw:textarea-vertical-align="middle" draw:auto-grow-height="false" fo:min-height="17.75cm" fo:min-width="2.3cm"/>
    </style:style>
    <style:style style:name="gr2" style:family="graphic" style:parent-style-name="standard">
      <style:graphic-properties draw:fill-color="#7b3d00" draw:textarea-horizontal-align="justify" draw:textarea-vertical-align="middle" draw:auto-grow-height="false" fo:min-height="5.751cm" fo:min-width="4.2cm"/>
    </style:style>
    <style:style style:name="gr3" style:family="graphic" style:parent-style-name="standard">
      <style:graphic-properties draw:fill-color="#b47804" draw:textarea-horizontal-align="justify" draw:textarea-vertical-align="middle" draw:auto-grow-height="false" fo:min-height="1cm" fo:min-width="4cm"/>
    </style:style>
    <style:style style:name="gr4" style:family="graphic" style:parent-style-name="standard">
      <style:graphic-properties draw:stroke="none" draw:stroke-dash="Dashed_20__28_var_29__20_3" svg:stroke-width="0cm" svg:stroke-color="#000000" draw:stroke-linejoin="none" svg:stroke-linecap="butt" draw:fill="solid" draw:fill-color="#782121" draw:textarea-horizontal-align="center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05cm" fo:min-width="16.5cm"/>
    </style:style>
    <style:style style:name="gr6" style:family="graphic" style:parent-style-name="Arrow_20_Line" style:list-style-name="L1">
      <style:graphic-properties draw:textarea-vertical-align="middle" draw:placing="below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end-guide="-0.105cm"/>
      <style:paragraph-properties style:writing-mode="lr-tb"/>
    </style:style>
    <style:style style:name="gr8" style:family="graphic" style:parent-style-name="Arrow_20_Line">
      <style:graphic-properties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1.7cm" draw:placing="below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1.6cm" draw:placing="below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3.75cm" fo:min-width="0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.75cm" fo:min-width="0cm"/>
    </style:style>
    <style:style style:name="gr13" style:family="graphic" style:parent-style-name="standard">
      <style:graphic-properties draw:stroke="none" draw:stroke-dash="Dashed_20__28_var_29__20_3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solid" draw:stroke-dash="Dashed_20__28_var_29__20_3" svg:stroke-width="0.02cm" svg:stroke-color="#000000" draw:stroke-linejoin="miter" svg:stroke-linecap="butt" draw:fill="none" draw:fill-color="#000000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draw:stroke-dash="Dashed_20__28_var_29__20_3" svg:stroke-width="0cm" svg:stroke-color="#000000" draw:stroke-linejoin="none" svg:stroke-linecap="butt" draw:fill="solid" draw:fill-color="#666666" draw:textarea-horizontal-align="center" draw:textarea-vertical-align="middle"/>
    </style:style>
    <style:style style:name="gr16" style:family="graphic" style:parent-style-name="standard">
      <style:graphic-properties draw:stroke="solid" draw:stroke-dash="Dashed_20__28_var_29__20_3" svg:stroke-width="0.02cm" svg:stroke-color="#000000" draw:stroke-linejoin="miter" svg:stroke-linecap="butt" draw:fill="none" draw:fill-color="#666666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6.35cm" fo:min-width="2.3cm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 fo:min-height="0.65cm" fo:min-width="1.9cm"/>
    </style:style>
    <style:style style:name="gr20" style:family="graphic" style:parent-style-name="standard">
      <style:graphic-properties draw:fill-color="#808080" draw:textarea-horizontal-align="justify" draw:textarea-vertical-align="middle" draw:auto-grow-height="false" fo:min-height="0.15cm" fo:min-width="0.1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cm" fo:min-width="0.6cm"/>
    </style:style>
    <style:style style:name="gr22" style:family="graphic" style:parent-style-name="standard">
      <style:graphic-properties svg:stroke-color="#666666" draw:fill-color="#000000" draw:textarea-horizontal-align="justify" draw:textarea-vertical-align="middle" draw:auto-grow-height="false" fo:min-height="0.074cm" fo:min-width="0.001cm"/>
    </style:style>
    <style:style style:name="gr23" style:family="graphic" style:parent-style-name="standard">
      <style:graphic-properties svg:stroke-color="#666666" draw:fill-color="#000000" draw:textarea-horizontal-align="justify" draw:textarea-vertical-align="middle" draw:auto-grow-height="false" fo:min-height="9.75cm" fo:min-width="0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17.75cm" fo:min-width="0cm"/>
    </style:style>
    <style:style style:name="gr25" style:family="graphic" style:parent-style-name="standard">
      <style:graphic-properties draw:fill-color="#784b04" draw:textarea-horizontal-align="justify" draw:textarea-vertical-align="middle" draw:auto-grow-height="false" fo:min-height="0cm" fo:min-width="2.3cm"/>
    </style:style>
    <style:style style:name="gr26" style:family="graphic" style:parent-style-name="standard">
      <style:graphic-properties draw:fill-color="#666666" draw:textarea-horizontal-align="justify" draw:textarea-vertical-align="middle" draw:auto-grow-height="false" fo:min-height="2.3cm" fo:min-width="5.9cm"/>
    </style:style>
    <style:style style:name="gr27" style:family="graphic" style:parent-style-name="standard">
      <style:graphic-properties draw:stroke="none" draw:stroke-dash="Dashed_20__28_var_29__20_3" svg:stroke-width="0cm" svg:stroke-color="#000000" draw:stroke-linejoin="none" svg:stroke-linecap="butt" draw:fill="solid" draw:fill-color="#bbe33d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3" svg:stroke-width="0cm" svg:stroke-color="#000000" draw:stroke-linejoin="none" svg:stroke-linecap="butt" draw:fill="solid" draw:fill-color="#808080" draw:textarea-horizontal-align="center" draw:textarea-vertical-align="middle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1.376cm" fo:min-width="1.326cm"/>
    </style:style>
    <style:style style:name="gr30" style:family="graphic" style:parent-style-name="standard">
      <style:graphic-properties draw:textarea-horizontal-align="justify" draw:textarea-vertical-align="middle" draw:auto-grow-height="false" fo:min-height="0.692cm" fo:min-width="0.042cm"/>
    </style:style>
    <style:style style:name="gr31" style:family="graphic" style:parent-style-name="standard">
      <style:graphic-properties draw:fill-color="#808080" draw:textarea-horizontal-align="justify" draw:textarea-vertical-align="middle" draw:auto-grow-height="false" fo:min-height="1.25cm" fo:min-width="4.9cm"/>
    </style:style>
    <style:style style:name="gr32" style:family="graphic" style:parent-style-name="standard">
      <style:graphic-properties draw:textarea-horizontal-align="justify" draw:textarea-vertical-align="middle" draw:auto-grow-height="false" fo:min-height="0.55cm" fo:min-width="3.9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0.25cm" fo:min-width="2cm"/>
    </style:style>
    <style:style style:name="gr34" style:family="graphic" style:parent-style-name="standard">
      <style:graphic-properties draw:stroke="none" draw:stroke-dash="Dashed_20__28_var_29__20_3" svg:stroke-width="0cm" svg:stroke-color="#000000" draw:stroke-linejoin="none" svg:stroke-linecap="butt" draw:fill="bitmap" draw:fill-color="#916f6f" draw:fill-image-name="Cross" draw:textarea-horizontal-align="center" draw:textarea-vertical-align="middle"/>
    </style:style>
    <style:style style:name="gr35" style:family="graphic" style:parent-style-name="standard">
      <style:graphic-properties draw:fill-color="#666666" draw:textarea-horizontal-align="justify" draw:textarea-vertical-align="middle" draw:auto-grow-height="false" fo:min-height="0cm" fo:min-width="5.9cm"/>
    </style:style>
    <style:style style:name="gr36" style:family="graphic" style:parent-style-name="standard">
      <style:graphic-properties draw:fill-color="#666666" draw:textarea-horizontal-align="justify" draw:textarea-vertical-align="middle" draw:auto-grow-height="false" fo:min-height="0.4cm" fo:min-width="0.9cm"/>
    </style:style>
    <style:style style:name="P1" style:family="paragraph">
      <loext:graphic-properties draw:fill="solid" draw:fill-color="#b85c00" draw:opacity="100%"/>
      <style:paragraph-properties fo:text-align="center"/>
    </style:style>
    <style:style style:name="P2" style:family="paragraph">
      <loext:graphic-properties draw:fill-color="#7b3d00"/>
      <style:paragraph-properties fo:text-align="center"/>
    </style:style>
    <style:style style:name="P3" style:family="paragraph">
      <loext:graphic-properties draw:fill-color="#b47804"/>
      <style:paragraph-properties fo:text-align="center"/>
    </style:style>
    <style:style style:name="P4" style:family="paragraph">
      <loext:graphic-properties draw:fill="solid" draw:fill-color="#782121"/>
      <style:paragraph-properties fo:text-align="center"/>
      <style:text-properties fo:language="fr" fo:country="F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  <style:text-properties fo:language="fr" fo:country="FR"/>
    </style:style>
    <style:style style:name="P12" style:family="paragraph">
      <loext:graphic-properties draw:fill="none" draw:fill-color="#000000"/>
      <style:paragraph-properties fo:text-align="center"/>
      <style:text-properties fo:language="fr" fo:country="FR"/>
    </style:style>
    <style:style style:name="P13" style:family="paragraph">
      <loext:graphic-properties draw:fill="solid" draw:fill-color="#666666"/>
      <style:paragraph-properties fo:text-align="center"/>
      <style:text-properties fo:language="fr" fo:country="FR"/>
    </style:style>
    <style:style style:name="P14" style:family="paragraph">
      <loext:graphic-properties draw:fill="none" draw:fill-color="#666666"/>
      <style:paragraph-properties fo:text-align="center"/>
      <style:text-properties fo:language="fr" fo:country="FR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784b04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bbe33d"/>
      <style:paragraph-properties fo:text-align="center"/>
      <style:text-properties fo:language="fr" fo:country="FR"/>
    </style:style>
    <style:style style:name="P21" style:family="paragraph">
      <loext:graphic-properties draw:fill="solid" draw:fill-color="#808080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bitmap" draw:fill-color="#916f6f" draw:fill-image-name="Cross"/>
      <style:paragraph-properties fo:text-align="center"/>
      <style:text-properties fo:language="fr" fo:country="F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ue d’ensemble face" draw:style-name="dp1" draw:master-page-name="Standard">
        <draw:custom-shape draw:style-name="gr1" draw:text-style-name="P1" draw:layer="Tiroirs + accessoires" svg:width="2.8cm" svg:height="18cm" svg:x="2.031cm" svg:y="3.13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Tiroirs + accessoires" svg:width="4.7cm" svg:height="6.001cm" svg:x="6.731cm" svg:y="15.03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Tiroirs + accessoires" svg:width="4.499cm" svg:height="1.249cm" svg:x="6.831cm" svg:y="19.331cm" svg:viewBox="0 0 4500 1250" svg:d="M1384 76c88 68 214 125 366 165 152 39 325 60 501 60 175 0 348-21 500-60 152-40 278-97 366-165 31-24 57-50 77-76h1306v1250h-4500v-1250h1307c20 26 46 52 77 76z">
            <text:p/>
          </draw:path>
          <draw:path draw:style-name="gr3" draw:text-style-name="P3" draw:layer="Tiroirs + accessoires" svg:width="4.499cm" svg:height="1.249cm" svg:x="6.831cm" svg:y="18.031cm" svg:viewBox="0 0 4500 1250" svg:d="M1384 76c88 68 214 125 366 165 152 39 325 60 501 60 175 0 348-21 500-60 152-40 278-97 366-165 31-24 57-50 77-76h1306v1250h-4500v-1250h1307c20 26 46 52 77 76z">
            <text:p/>
          </draw:path>
          <draw:path draw:style-name="gr3" draw:text-style-name="P3" draw:layer="Tiroirs + accessoires" svg:width="4.499cm" svg:height="1.249cm" svg:x="6.831cm" svg:y="16.731cm" svg:viewBox="0 0 4500 1250" svg:d="M1384 76c88 68 214 125 366 165 152 39 325 60 501 60 175 0 348-21 500-60 152-40 278-97 366-165 31-24 57-50 77-76h1306v1250h-4500v-1250h1307c20 26 46 52 77 76z">
            <text:p/>
          </draw:path>
          <draw:path draw:style-name="gr3" draw:text-style-name="P3" draw:layer="Tiroirs + accessoires" svg:width="4.499cm" svg:height="1.249cm" svg:x="6.831cm" svg:y="15.431cm" svg:viewBox="0 0 4500 1250" svg:d="M1384 76c88 68 214 125 366 165 152 39 325 60 501 60 175 0 348-21 500-60 152-40 278-97 366-165 31-24 57-50 77-76h1306v1250h-4500v-1250h1307c20 26 46 52 77 76z">
            <text:p/>
          </draw:path>
        </draw:g>
        <draw:polygon draw:style-name="gr4" draw:text-style-name="P4" draw:layer="Bureau" svg:width="13.499cm" svg:height="0.299cm" svg:x="4.981cm" svg:y="13.831cm" svg:viewBox="0 0 13500 300" draw:points="6751,300 0,300 0,0 13500,0 13500,300">
          <text:p/>
        </draw:polygon>
        <draw:custom-shape draw:style-name="gr5" draw:text-style-name="P5" draw:layer="layout" svg:width="17cm" svg:height="0.3cm" svg:x="1.731cm" svg:y="21.031cm">
          <text:p/>
          <draw:enhanced-geometry svg:viewBox="0 0 21600 21600" draw:type="rectangle" draw:enhanced-path="M 0 0 L 21600 0 21600 21600 0 21600 0 0 Z N"/>
        </draw:custom-shape>
        <draw:measure draw:style-name="gr6" draw:text-style-name="P6" draw:layer="measurelines" svg:x1="4.931cm" svg:y1="13.931cm" svg:x2="18.431cm" svg:y2="14.031cm">
          <text:p text:style-name="P6"><text:span text:style-name="T1"><text:measure text:kind="gap"/></text:span><text:span text:style-name="T1"><text:measure text:kind="value">13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6" draw:layer="measurelines" svg:x1="3.136cm" svg:y1="-154.494cm" svg:x2="3.035cm" svg:y2="-154.494cm">
          <text:p text:style-name="P6"><text:span text:style-name="T2"><text:measure text:kind="gap"/></text:span><text:span text:style-name="T2"><text:measure text:kind="value">1,01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  <draw:measure draw:style-name="gr8" draw:text-style-name="P8" draw:layer="measurelines" svg:x1="14.331cm" svg:y1="21.031cm" svg:x2="14.331cm" svg:y2="14.131cm">
          <text:p text:style-name="P7"><text:span text:style-name="T1"><text:measure text:kind="gap"/></text:span><text:span text:style-name="T1"><text:measure text:kind="value">69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6" draw:layer="measurelines" svg:x1="17.931cm" svg:y1="21.031cm" svg:x2="17.931cm" svg:y2="8.931cm">
          <text:p text:style-name="P6"><text:span text:style-name="T1"><text:measure text:kind="gap"/></text:span><text:span text:style-name="T1"><text:measure text:kind="value">12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10" draw:text-style-name="P9" draw:layer="measurelines" svg:x1="17.031cm" svg:y1="21.031cm" svg:x2="17.031cm" svg:y2="15.031cm">
          <text:p text:style-name="P9"><text:span text:style-name="T1"><text:measure text:kind="gap"/></text:span><text:span text:style-name="T1"><text:measure text:kind="value">6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1" draw:text-style-name="P10" draw:layer="Tiroirs + accessoires" svg:width="0.3cm" svg:height="4cm" svg:x="15.731cm" svg:y="9.8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Tiroirs + accessoires" svg:width="0.3cm" svg:height="2cm" draw:transform="rotate (1.5707963267949) translate (13.781cm 10.67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Tiroirs + accessoires" svg:width="0.3cm" svg:height="2cm" draw:transform="rotate (1.5707963267949) translate (16.081cm 10.677cm)">
          <text:p/>
          <draw:enhanced-geometry svg:viewBox="0 0 21600 21600" draw:type="rectangle" draw:enhanced-path="M 0 0 L 21600 0 21600 21600 0 21600 0 0 Z N"/>
        </draw:custom-shape>
        <draw:g>
          <draw:polygon draw:style-name="gr13" draw:text-style-name="P11" draw:layer="Tiroirs + accessoires" svg:width="6.3cm" svg:height="3.599cm" svg:x="9.131cm" svg:y="8.727cm" svg:viewBox="0 0 6301 3600" draw:points="3150,3600 0,3600 0,0 6301,0 6301,3600">
            <text:p/>
          </draw:polygon>
          <draw:polygon draw:style-name="gr14" draw:text-style-name="P12" draw:layer="Tiroirs + accessoires" svg:width="6.3cm" svg:height="3.599cm" svg:x="9.131cm" svg:y="8.727cm" svg:viewBox="0 0 6301 3600" draw:points="3150,3600 0,3600 0,0 6301,0 6301,3600">
            <text:p/>
          </draw:polygon>
          <draw:polygon draw:style-name="gr15" draw:text-style-name="P13" draw:layer="Tiroirs + accessoires" svg:width="5.9cm" svg:height="3.098cm" svg:x="9.314cm" svg:y="8.834cm" svg:viewBox="0 0 5901 3099" draw:points="2950,3099 0,3099 0,0 5901,0 5901,3099">
            <text:p/>
          </draw:polygon>
          <draw:polygon draw:style-name="gr16" draw:text-style-name="P14" draw:layer="Tiroirs + accessoires" svg:width="5.9cm" svg:height="3.098cm" svg:x="9.314cm" svg:y="8.834cm" svg:viewBox="0 0 5901 3099" draw:points="2950,3099 0,3099 0,0 5901,0 5901,3099">
            <text:p/>
          </draw:polygon>
        </draw:g>
        <draw:g>
          <draw:polygon draw:style-name="gr13" draw:text-style-name="P11" draw:layer="Tiroirs + accessoires" svg:width="2.3cm" svg:height="3.599cm" svg:x="16.331cm" svg:y="8.627cm" svg:viewBox="0 0 2301 3600" draw:points="1150,3600 0,3600 0,0 2301,0 2301,3600">
            <text:p/>
          </draw:polygon>
          <draw:polygon draw:style-name="gr14" draw:text-style-name="P12" draw:layer="Tiroirs + accessoires" svg:width="2.3cm" svg:height="3.599cm" svg:x="16.331cm" svg:y="8.627cm" svg:viewBox="0 0 2301 3600" draw:points="1150,3600 0,3600 0,0 2301,0 2301,3600">
            <text:p/>
          </draw:polygon>
          <draw:polygon draw:style-name="gr15" draw:text-style-name="P13" draw:layer="Tiroirs + accessoires" svg:width="2.154cm" svg:height="3.098cm" svg:x="16.398cm" svg:y="8.734cm" svg:viewBox="0 0 2155 3099" draw:points="1077,3099 0,3099 0,0 2155,0 2155,3099">
            <text:p/>
          </draw:polygon>
          <draw:polygon draw:style-name="gr16" draw:text-style-name="P14" draw:layer="Tiroirs + accessoires" svg:width="2.154cm" svg:height="3.098cm" svg:x="16.398cm" svg:y="8.734cm" svg:viewBox="0 0 2155 3099" draw:points="1077,3099 0,3099 0,0 2155,0 2155,3099">
            <text:p/>
          </draw:polygon>
        </draw:g>
        <draw:custom-shape draw:style-name="gr17" draw:text-style-name="P10" draw:layer="Tiroirs + accessoires" svg:width="0.5cm" svg:height="0.5cm" svg:x="15.631cm" svg:y="10.227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5" draw:layer="Tiroirs + accessoires" svg:width="2.8cm" svg:height="6.6cm" svg:x="2.031cm" svg:y="14.43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6" draw:layer="Tiroirs + accessoires" svg:width="2.4cm" svg:height="0.9cm" svg:x="2.231cm" svg:y="19.7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20.0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20.2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8.7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9.0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9.2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7.7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8.0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8.2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6.7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7.0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7.2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5.7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6.0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6.2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4.7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5.0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5.23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8" draw:text-style-name="P15" draw:layer="Tiroirs + accessoires" svg:width="2.8cm" svg:height="6.6cm" svg:x="2.031cm" svg:y="7.53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6" draw:layer="Tiroirs + accessoires" svg:width="2.4cm" svg:height="0.9cm" svg:x="2.231cm" svg:y="12.8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3.1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3.3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1.8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2.1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2.3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10.8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1.1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1.3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9.8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10.1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10.3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8.8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9.1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9.3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Tiroirs + accessoires" svg:width="2.4cm" svg:height="0.9cm" svg:x="2.231cm" svg:y="7.83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Tiroirs + accessoires" svg:width="0.6cm" svg:height="0.4cm" svg:x="3.131cm" svg:y="8.13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Tiroirs + accessoires" svg:width="1.1cm" svg:height="0.1cm" svg:x="2.881cm" svg:y="8.33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polygon draw:style-name="gr13" draw:text-style-name="P11" draw:layer="Bureau" svg:width="0.499cm" svg:height="6.9cm" svg:x="5.681cm" svg:y="14.131cm" svg:viewBox="0 0 500 6901" draw:points="250,6901 0,6901 0,0 500,0 500,6901">
              <text:p/>
            </draw:polygon>
            <draw:polygon draw:style-name="gr13" draw:text-style-name="P11" draw:layer="Bureau" svg:width="0.899cm" svg:height="0.199cm" svg:x="5.481cm" svg:y="20.831cm" svg:viewBox="0 0 900 200" draw:points="450,200 0,200 0,0 900,0 900,200">
              <text:p/>
            </draw:polygon>
          </draw:g>
          <draw:g>
            <draw:polygon draw:style-name="gr13" draw:text-style-name="P11" draw:layer="Bureau" svg:width="0.499cm" svg:height="6.9cm" svg:x="17.381cm" svg:y="14.131cm" svg:viewBox="0 0 500 6901" draw:points="250,6901 0,6901 0,0 500,0 500,6901">
              <text:p/>
            </draw:polygon>
            <draw:polygon draw:style-name="gr13" draw:text-style-name="P11" draw:layer="Bureau" svg:width="0.899cm" svg:height="0.199cm" svg:x="17.181cm" svg:y="20.831cm" svg:viewBox="0 0 900 200" draw:points="450,200 0,200 0,0 900,0 900,200">
              <text:p/>
            </draw:polygon>
          </draw:g>
          <draw:custom-shape draw:style-name="gr22" draw:text-style-name="P10" draw:layer="Bureau" svg:width="1.001cm" svg:height="1cm" draw:transform="rotate (-3.14159265358979) translate (17.381cm 15.13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10" draw:layer="Bureau" svg:width="0.35cm" svg:height="10cm" draw:transform="rotate (1.5707963267949) translate (6.681cm 14.4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Bureau" svg:width="1.001cm" svg:height="1cm" draw:transform="rotate (-3.14159265358979) translate (7.167cm 15.13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4" draw:text-style-name="P10" draw:layer="Tiroirs + accessoires" svg:width="0.15cm" svg:height="18cm" svg:x="1.881cm" svg:y="3.1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Tiroirs + accessoires" svg:width="0.15cm" svg:height="18cm" svg:x="4.831cm" svg:y="3.1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Tiroirs + accessoires" svg:width="2.8cm" svg:height="0.2cm" svg:x="2.031cm" svg:y="7.1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Tiroirs + accessoires" svg:width="2.8cm" svg:height="0.2cm" svg:x="2.031cm" svg:y="4.931cm">
          <text:p/>
          <draw:enhanced-geometry svg:viewBox="0 0 21600 21600" draw:type="rectangle" draw:enhanced-path="M 0 0 L 21600 0 21600 21600 0 21600 0 0 Z N"/>
        </draw:custom-shape>
        <draw:measure draw:style-name="gr8" draw:text-style-name="P19" draw:layer="measurelines" svg:x1="1.831cm" svg:y1="14.031cm" svg:x2="18.431cm" svg:y2="14.031cm">
          <text:p text:style-name="P18"><text:span text:style-name="T2"><text:measure text:kind="gap"/></text:span><text:span text:style-name="T2"><text:measure text:kind="value">166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  <draw:page draw:name="Détails aménagement bureau" draw:style-name="dp1" draw:master-page-name="Standard">
        <draw:custom-shape draw:style-name="gr26" draw:text-style-name="P16" draw:layer="layout" svg:width="6.4cm" svg:height="2.55cm" svg:x="9.931cm" svg:y="16.681cm">
          <text:p/>
          <draw:enhanced-geometry svg:viewBox="0 0 21600 21600" draw:type="rectangle" draw:enhanced-path="M 0 0 L 21600 0 21600 21600 0 21600 0 0 Z N"/>
        </draw:custom-shape>
        <draw:polygon draw:name="Bordure fond_1" draw:style-name="gr27" draw:text-style-name="P20" draw:layer="Tiroirs + accessoires" svg:width="9.999cm" svg:height="0.499cm" svg:x="3.433cm" svg:y="8.032cm" svg:viewBox="0 0 10000 500" draw:points="5001,500 0,500 0,0 10000,0 10000,500">
          <text:p/>
        </draw:polygon>
        <draw:polygon draw:style-name="gr4" draw:text-style-name="P4" draw:layer="Bureau" svg:width="13.499cm" svg:height="6.199cm" svg:x="3.631cm" svg:y="10.531cm" svg:viewBox="0 0 13500 6200" draw:points="6751,6200 0,6200 0,0 13500,0 13500,6200">
          <text:p/>
        </draw:polygon>
        <draw:polygon draw:name="Support écran" draw:style-name="gr28" draw:text-style-name="P21" draw:layer="Tiroirs + accessoires" svg:width="5.399cm" svg:height="3.499cm" svg:x="11.532cm" svg:y="10.531cm" svg:viewBox="0 0 5400 3500" draw:points="2700,3500 0,3500 0,0 5400,0 5400,3500">
          <text:p/>
        </draw:polygon>
        <draw:polygon draw:name="Bordure fond" draw:style-name="gr27" draw:text-style-name="P20" draw:layer="Bureau" svg:width="9.999cm" svg:height="0.199cm" svg:x="3.531cm" svg:y="10.331cm" svg:viewBox="0 0 10000 200" draw:points="5001,200 0,200 0,0 10000,0 10000,200">
          <text:p/>
        </draw:polygon>
        <draw:polygon draw:name="Bordure gauche" draw:style-name="gr27" draw:text-style-name="P20" draw:layer="Bureau" svg:width="0.199cm" svg:height="6.199cm" svg:x="3.531cm" svg:y="10.531cm" svg:viewBox="0 0 200 6200" draw:points="100,6200 0,6200 0,0 200,0 200,6200">
          <text:p/>
        </draw:polygon>
        <draw:custom-shape draw:style-name="gr29" draw:text-style-name="P5" draw:layer="Tiroirs + accessoires" svg:width="2cm" svg:height="1.8cm" svg:x="9.931cm" svg:y="17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Tiroirs + accessoires" svg:width="0.6cm" svg:height="1cm" svg:x="10.731cm" svg:y="17.531cm">
          <text:p/>
          <draw:enhanced-geometry svg:viewBox="0 0 21600 21600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4" draw:layer="Bureau" svg:width="13.499cm" svg:height="0.299cm" svg:x="3.631cm" svg:y="8.231cm" svg:viewBox="0 0 13500 300" draw:points="6751,300 0,300 0,0 13500,0 13500,300">
          <text:p/>
        </draw:polygon>
        <draw:polygon draw:style-name="gr4" draw:text-style-name="P4" draw:layer="Bureau" svg:width="13.999cm" svg:height="0.299cm" svg:x="3.631cm" svg:y="21.031cm" svg:viewBox="0 0 14000 300" draw:points="7001,300 0,300 0,0 14000,0 14000,300">
          <text:p/>
        </draw:polygon>
        <draw:custom-shape draw:name="Bloc tiroirs" draw:style-name="gr31" draw:text-style-name="P15" draw:layer="Tiroirs + accessoires" svg:width="5.4cm" svg:height="1.5cm" svg:x="11.332cm" svg:y="19.532cm">
          <text:p/>
          <draw:enhanced-geometry svg:viewBox="0 0 21600 21600" draw:type="rectangle" draw:enhanced-path="M 0 0 L 21600 0 21600 21600 0 21600 0 0 Z N"/>
        </draw:custom-shape>
        <draw:custom-shape draw:name="Bloc prises" draw:style-name="gr32" draw:text-style-name="P22" draw:layer="Tiroirs + accessoires" svg:width="4.4cm" svg:height="0.8cm" svg:x="11.931cm" svg:y="21.331cm">
          <text:p/>
          <draw:enhanced-geometry svg:viewBox="0 0 21600 21600" draw:type="rectangle" draw:enhanced-path="M 0 0 L 21600 0 21600 21600 0 21600 0 0 Z N"/>
        </draw:custom-shape>
        <draw:custom-shape draw:name="Bloc prises_0" draw:style-name="gr32" draw:text-style-name="P22" draw:layer="Tiroirs + accessoires" svg:width="4.4cm" svg:height="0.8cm" svg:x="11.931cm" svg:y="10.531cm">
          <text:p/>
          <draw:enhanced-geometry svg:viewBox="0 0 21600 21600" draw:type="rectangle" draw:enhanced-path="M 0 0 L 21600 0 21600 21600 0 21600 0 0 Z N"/>
        </draw:custom-shape>
        <draw:polygon draw:name="Bordure fond_0" draw:style-name="gr27" draw:text-style-name="P20" draw:layer="Tiroirs + accessoires" svg:width="9.999cm" svg:height="0.499cm" svg:x="3.432cm" svg:y="20.832cm" svg:viewBox="0 0 10000 500" draw:points="5001,500 0,500 0,0 10000,0 10000,500">
          <text:p/>
        </draw:polygon>
        <draw:g draw:name="Bloc tiroirs_1">
          <draw:custom-shape draw:style-name="gr31" draw:text-style-name="P15" draw:layer="Tiroirs + accessoires" svg:width="5.4cm" svg:height="1.5cm" svg:x="0.831cm" svg:y="1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5" draw:layer="Tiroirs + accessoires" svg:width="2.499cm" svg:height="0.499cm" svg:x="0.931cm" svg:y="1.731cm" svg:viewBox="0 0 2500 500" svg:d="M1651 1c0-1 0-1 0-1h849v500h-2500v-500h850v1c0 35 19 69 54 100 35 30 85 56 146 73 61 18 130 27 201 27 70 0 139-9 200-27 61-17 111-43 146-73 35-31 54-65 54-100z">
            <text:p/>
          </draw:path>
          <draw:path draw:style-name="gr33" draw:text-style-name="P5" draw:layer="Tiroirs + accessoires" svg:width="2.499cm" svg:height="0.499cm" svg:x="3.631cm" svg:y="1.731cm" svg:viewBox="0 0 2500 500" svg:d="M1651 1c0-1 0-1 0-1h849v500h-2500v-500h850v1c0 35 19 69 54 100 35 30 85 56 146 73 61 18 130 27 201 27 70 0 139-9 200-27 61-17 111-43 146-73 35-31 54-65 54-100z">
            <text:p/>
          </draw:path>
          <draw:path draw:style-name="gr33" draw:text-style-name="P5" draw:layer="Tiroirs + accessoires" svg:width="2.499cm" svg:height="0.499cm" svg:x="0.931cm" svg:y="2.331cm" svg:viewBox="0 0 2500 500" svg:d="M1651 1c0-1 0-1 0-1h849v500h-2500v-500h850v1c0 35 19 69 54 100 35 30 85 56 146 73 61 18 130 27 201 27 70 0 139-9 200-27 61-17 111-43 146-73 35-31 54-65 54-100z">
            <text:p/>
          </draw:path>
          <draw:path draw:style-name="gr33" draw:text-style-name="P5" draw:layer="Tiroirs + accessoires" svg:width="2.499cm" svg:height="0.499cm" svg:x="3.631cm" svg:y="2.331cm" svg:viewBox="0 0 2500 500" svg:d="M1651 1c0-1 0-1 0-1h849v500h-2500v-500h850v1c0 35 19 69 54 100 35 30 85 56 146 73 61 18 130 27 201 27 70 0 139-9 200-27 61-17 111-43 146-73 35-31 54-65 54-100z">
            <text:p/>
          </draw:path>
        </draw:g>
        <draw:polygon draw:style-name="gr34" draw:text-style-name="P23" draw:layer="Tiroirs + accessoires" svg:width="4.399cm" svg:height="1.199cm" svg:x="11.932cm" svg:y="17.431cm" svg:viewBox="0 0 4400 1200" draw:points="2200,1200 0,1200 0,0 4400,0 4400,1200">
          <text:p/>
        </draw:polygon>
        <draw:custom-shape draw:style-name="gr35" draw:text-style-name="P16" draw:layer="layout" svg:width="6.4cm" svg:height="0.25cm" svg:x="9.931cm" svg:y="8.8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4cm" svg:height="0.65cm" svg:x="12.531cm" svg:y="8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3cm" svg:height="4cm" svg:x="14.632cm" svg:y="4.3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3cm" svg:height="2cm" draw:transform="rotate (1.5707963267949) translate (12.682cm 5.17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3cm" svg:height="2cm" draw:transform="rotate (1.5707963267949) translate (14.982cm 5.173cm)">
          <text:p/>
          <draw:enhanced-geometry svg:viewBox="0 0 21600 21600" draw:type="rectangle" draw:enhanced-path="M 0 0 L 21600 0 21600 21600 0 21600 0 0 Z N"/>
        </draw:custom-shape>
        <draw:g>
          <draw:polygon draw:style-name="gr13" draw:text-style-name="P11" draw:layer="layout" svg:width="6.3cm" svg:height="3.599cm" svg:x="8.032cm" svg:y="3.223cm" svg:viewBox="0 0 6301 3600" draw:points="3150,3600 0,3600 0,0 6301,0 6301,3600">
            <text:p/>
          </draw:polygon>
          <draw:polygon draw:style-name="gr14" draw:text-style-name="P12" draw:layer="layout" svg:width="6.3cm" svg:height="3.599cm" svg:x="8.032cm" svg:y="3.223cm" svg:viewBox="0 0 6301 3600" draw:points="3150,3600 0,3600 0,0 6301,0 6301,3600">
            <text:p/>
          </draw:polygon>
          <draw:polygon draw:style-name="gr15" draw:text-style-name="P13" draw:layer="layout" svg:width="5.9cm" svg:height="3.098cm" svg:x="8.215cm" svg:y="3.33cm" svg:viewBox="0 0 5901 3099" draw:points="2950,3099 0,3099 0,0 5901,0 5901,3099">
            <text:p/>
          </draw:polygon>
          <draw:polygon draw:style-name="gr16" draw:text-style-name="P14" draw:layer="layout" svg:width="5.9cm" svg:height="3.098cm" svg:x="8.215cm" svg:y="3.33cm" svg:viewBox="0 0 5901 3099" draw:points="2950,3099 0,3099 0,0 5901,0 5901,3099">
            <text:p/>
          </draw:polygon>
        </draw:g>
        <draw:g>
          <draw:polygon draw:style-name="gr13" draw:text-style-name="P11" draw:layer="layout" svg:width="2.3cm" svg:height="3.599cm" svg:x="15.232cm" svg:y="3.123cm" svg:viewBox="0 0 2301 3600" draw:points="1150,3600 0,3600 0,0 2301,0 2301,3600">
            <text:p/>
          </draw:polygon>
          <draw:polygon draw:style-name="gr14" draw:text-style-name="P12" draw:layer="layout" svg:width="2.3cm" svg:height="3.599cm" svg:x="15.232cm" svg:y="3.123cm" svg:viewBox="0 0 2301 3600" draw:points="1150,3600 0,3600 0,0 2301,0 2301,3600">
            <text:p/>
          </draw:polygon>
          <draw:polygon draw:style-name="gr15" draw:text-style-name="P13" draw:layer="layout" svg:width="2.154cm" svg:height="3.098cm" svg:x="15.299cm" svg:y="3.23cm" svg:viewBox="0 0 2155 3099" draw:points="1077,3099 0,3099 0,0 2155,0 2155,3099">
            <text:p/>
          </draw:polygon>
          <draw:polygon draw:style-name="gr16" draw:text-style-name="P14" draw:layer="layout" svg:width="2.154cm" svg:height="3.098cm" svg:x="15.299cm" svg:y="3.23cm" svg:viewBox="0 0 2155 3099" draw:points="1077,3099 0,3099 0,0 2155,0 2155,3099">
            <text:p/>
          </draw:polygon>
        </draw:g>
        <draw:custom-shape draw:style-name="gr17" draw:text-style-name="P10" draw:layer="layout" svg:width="0.5cm" svg:height="0.5cm" svg:x="14.532cm" svg:y="4.72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Cross" xlink:href="Pictures/10000000000000080000000853F6C41F167399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.031cm" fo:margin-bottom="1.031cm" fo:margin-left="1.031cm" fo:margin-right="1.03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co1" style:family="table-column">
      <style:table-column-properties style:column-width="11.496cm" style:use-optimal-column-width="false"/>
    </style:style>
    <style:style style:name="Mco2" style:family="table-column">
      <style:table-column-properties style:column-width="7.357cm" style:use-optimal-column-width="false"/>
    </style:style>
    <style:style style:name="Mro1" style:family="table-row">
      <style:table-row-properties style:row-height="0.989cm" style:use-optimal-row-height="false"/>
    </style:style>
    <style:style style:name="Mro2" style:family="table-row">
      <style:table-row-properties style:row-height="0.849cm" style:use-optimal-row-height="false"/>
    </style:style>
    <style:style style:name="Mce1" style:family="table-cell">
      <style:text-properties fo:font-size="15pt" style:font-size-asian="15pt" style:font-size-complex="15pt"/>
    </style:style>
    <style:style style:name="Mce2" style:family="table-cell">
      <style:paragraph-properties fo:text-align="end"/>
      <style:text-properties fo:font-size="15pt" style:font-size-asian="15pt" style:font-size-complex="15pt"/>
    </style:style>
    <style:style style:name="MP1" style:family="paragraph">
      <style:paragraph-properties fo:text-align="start"/>
    </style:style>
    <style:style style:name="MP2" style:family="paragraph">
      <style:paragraph-properties fo:text-align="end"/>
    </style:style>
    <style:style style:name="MP3" style:family="paragraph">
      <style:text-properties style:font-size-asian="15pt" style:font-size-complex="15pt"/>
    </style:style>
    <style:style style:name="MP4" style:family="paragraph">
      <style:paragraph-properties fo:text-align="end"/>
      <style:text-properties fo:font-size="15pt" style:font-size-asian="15pt" style:font-size-complex="1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5pt" fo:font-weight="normal" style:font-size-asian="15pt" style:font-weight-asian="normal" style:font-size-complex="15pt" style:font-weight-complex="normal"/>
    </style:style>
    <style:style style:name="MT4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iroirs + accessoires">
        <svg:title>Blocs tiroirs</svg:title>
      </draw:layer>
      <draw:layer draw:name="Bureau"/>
    </draw:layer-set>
    <style:master-page style:name="Standard" style:page-layout-name="PM0" draw:style-name="Mdp1">
      <draw:frame draw:style-name="standard" draw:layer="backgroundobjects" svg:width="18.852cm" svg:height="2.686cm" svg:x="1.031cm" svg:y="25.913cm">
        <table:table table:template-name="default">
          <table:table-column table:style-name="Mco1"/>
          <table:table-column table:style-name="Mco2"/>
          <table:table-row table:style-name="Mro1" table:default-cell-style-name="gray1">
            <table:table-cell>
              <text:p text:style-name="MP1"><text:span text:style-name="MT1">Bureau assis/debout </text:span></text:p>
            </table:table-cell>
            <table:table-cell>
              <text:p text:style-name="MP2"><text:span text:style-name="MT1"><text:s text:c="2"/></text:span><text:span text:style-name="MT2"><text:page-number>&lt;numéro&gt;</text:page-number></text:span><text:span text:style-name="MT2">/</text:span><text:span text:style-name="MT2"><text:page-count>2</text:page-count></text:span></text:p>
            </table:table-cell>
          </table:table-row>
          <table:table-row table:style-name="Mro2" table:default-cell-style-name="Mce1">
            <table:table-cell table:number-columns-spanned="2">
              <text:p text:style-name="MP3"><text:span text:style-name="MT3"><loext:page-name>&lt;nom-de-page&gt;</loext:page-name></text:span></text:p>
            </table:table-cell>
            <table:covered-table-cell/>
          </table:table-row>
          <table:table-row table:style-name="Mro2">
            <table:table-cell table:style-name="Mce1"/>
            <table:table-cell table:style-name="Mce2">
              <text:p text:style-name="MP4"><text:span text:style-name="MT4"><text:date style:data-style-name="D1" text:date-value="2021-06-22">22/06/2021</text:date></text:span></text:p>
            </table:table-cell>
          </table:table-row>
        </table:table>
        <draw:image xlink:href="Pictures/TablePreview1.svm" xlink:type="simple" xlink:show="embed" xlink:actuate="onLoad"/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2T14:47:37.831258983</dc:date>
    <meta:editing-duration>PT3H26M43S</meta:editing-duration>
    <meta:editing-cycles>34</meta:editing-cycles>
    <meta:generator>LibreOffice/6.4.7.2$Linux_X86_64 LibreOffice_project/40$Build-2</meta:generator>
    <meta:document-statistic meta:object-count="133"/>
  </office:meta>
</office:document-meta>
</file>